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text:span text:style-name="T1">选择 | 2005.08.24 12:09 | </text:span><text:span text:style-name="T2">#</text:span></text:p>
      <text:p text:style-name="P2"><text:span text:style-name="T1">以色列“定居点之父”莫把起点当终端</text:span></text:p>
      <text:p text:style-name="P2"><text:span text:style-name="T3"><text:line-break/></text:span><text:span text:style-name="T1">岳麓士</text:span></text:p>
      <text:p text:style-name="P2"><text:span text:style-name="T3"><text:line-break/></text:span><text:span text:style-name="T1">　　8月15日零时整，以色列军队正式宣布从加沙地带全部21个犹太人定居点和约旦河西岸北部4个小型定居点撤离，这标志着以色列结束对加沙地带长达38年占领的单边行动计划开始实施。</text:span></text:p>
      <text:p text:style-name="P2"><text:span text:style-name="T1">　　单边行动计划是指在巴以和谈失败、中东和平“路线图”计划受阻的情况下，以色列单方面实行“脱离”巴勒斯坦人的计划。根据这一计划，以将单方面从其在1967年中东战争中占领的部分巴土地上撤出，重新部署以国防军，并重新确定部分犹太人定居点的位置，建立一条以色列更容易防守的“安全边境线”，实现与巴分离。</text:span></text:p>
      <text:p text:style-name="P2"><text:span text:style-name="T1">　　单边行动计划虽有诸多缺陷，但在巴以和谈搁浅，双方冲突持续的状态下，以色列主动从加沙撤出，可能有助于打破僵局，为巴以复谈提供契机。对于处于弱势地位的巴勒斯坦来说，虽然这一计划并不能满足他们的愿望，但这毕竟可以得到梦寐以求收复的部分家园，因而值得欢迎和配合。</text:span></text:p>
      <text:p text:style-name="P2"><text:span text:style-name="T1">　　长期以来，出于牟取经济利益、安置外来移民、扩大防御纵深、加强对巴控制，并为最终吞并巴土地制造既成事实的目的，以色列不顾巴人的强烈抗争，在巴领土上扩建居民点。据统计，以目前在约旦河西岸和加沙地带共有定居点200多个，居民20万左右，其中加沙定居点有居民约1500户，8000余人。</text:span></text:p>
      <text:p text:style-name="P2"><text:span text:style-name="T1">　　鹰派人物沙龙素有“定居点之父”之称，数十年来力主扩建定居点。现在，沙龙甘冒政治风险乃至不惧死亡威胁，强行实施单边行动计划，个中奥秘耐人寻味：首先，单边行动计划可以使以色列摆脱加沙这一沉重“包袱”，集中力量修建隔离墙，将约旦河西岸58％的面积并入定居点内。加沙地带人口密集，土地贫瘠，资源匮乏，经济萧条，秩序混乱，是一个暴力多发地区。为保护定居者安全，以色列在加沙常年驻军约1万人，可谓代价巨大，耗费惊人。</text:span></text:p>
      <text:p text:style-name="P2"><text:span text:style-name="T1">　　其次，该计划有利于改善以色列的国际声誉，减缓外交压力。沙龙一贯奉行强硬政策，搭乘“反恐”便车后，更是动辄诉诸武力，对无辜巴人实行“集体惩罚”等，其道义形象严重受损。沙龙希望借此向世人表明，以色列是愿意实现和平的。</text:span></text:p>
      <text:p text:style-name="P2"><text:span text:style-name="T1">　　第三，该计划是沙龙抵制中东和平“路线图”计划的替代品。按照联合国、欧盟、俄罗斯和美国四方提出的中东和平“路线图”计划，今年内应完成巴以最终地位谈判并达成协议，建立巴勒斯坦国。而单边行动计划安排的4个阶段撤离工作要到今年底才能结束，这可将巴建国时间再次无限期延</text:span><text:span text:style-name="T4">迟</text:span><text:span text:style-name="T1">。另外，尽管撤出加沙地带是以方客观上在以不同方式履行“路线图”计划确定的部分义务，但沙龙至今不愿将其纳入后者的轨道。沙龙的真实意图是“断指保身”：利用战略优势，牢牢掌握巴以冲突主动权，防止出现任何对以不利的解决方案，确保以国土内犹太人口的集中，确保犹太国家的特性和安全，确保耶路撒冷的地位不动摇，等等。</text:span></text:p>
      <text:p text:style-name="P2"><text:span text:style-name="T1">　　单边行动计划将对巴以关系和中东局势产生重大影响。</text:span><text:span text:style-name="T4">鉴</text:span><text:span text:style-name="T1">于巴以矛盾的复</text:span><text:span text:style-name="T4">杂</text:span><text:span text:style-name="T1">性，如果沙龙不把撤出加沙地带看作是让出所有巴被占领土的第一步，即使这一计划得到顺利实施，也未必能换来巴以和平。巴以和平最终需要通过当事双方的共同努力才能实现。国际社会期待并敦促沙龙“莫把起点当终端”，继续做出有利于推进中东和平伟业的果敢决断。</text:span></text:p>
      <text:p text:style-name="P2"><text:span text:style-name="T1">　　《人民日报》 (2005年08月16日 第三版)</text:span></text:p>
      <text:p text:style-name="P1"><text:span text:style-name="T1">选择 | 2005.08.24 12:07 | </text:span><text:span text:style-name="T2">#</text:span></text:p>
      <text:p text:style-name="P3"><text:span text:style-name="T1">加沙半世纪轮回：巴勒斯坦难民回忆痛苦过去</text:span></text:p>
      <text:p text:style-name="P3"><text:span text:style-name="T1">“我们不愿离去”</text:span></text:p>
      <text:p text:style-name="P3"><text:span text:style-name="T1">加沙地带希拉特海亚姆定居点内，17日，滞留不走的以色列人仍在和自己的军队对峙。深夜，海滩上仍点缀着点点篝火，希拉特海亚姆居民聚在一起。时而听到有人大声争论，时而所有人都默默无语。他们最害怕的，不是定居点外的士兵和警察，而是一点点消逝的时光。</text:span></text:p>
      <text:p text:style-name="P3"><text:span text:style-name="T1">　　最后，社区负责人约西·哈兹奥特告诉每个人，守在家里，别用暴力，别辱骂士兵。他说：“我们只想告诉士兵，我们不愿离去。”但是，和平抵制只是美好愿望，哈兹奥特已无法控制局势。这几天，希拉特海亚姆的人口从40多人一下子增到几百人，其中大多数都是从别处赶来的反对撤离的极端右翼分子。</text:span></text:p>
      <text:p text:style-name="P3"><text:span text:style-name="T1">　　沙滩成为年轻抗议者的营地，他们甚至准备了一个特殊“弹药库”，囤积了大量土豆和木板，准备和军队“血战”到底。</text:span></text:p>
      <text:p text:style-name="P3"><text:span text:style-name="T1">　　61岁的定居者阿里克·伊特扎齐曾宣布在加沙地带自建一个“独立犹太权力机构”。老爷子每天都带着一把褐色手枪和一把猎刀围着希拉特海亚姆的铁丝网围墙巡逻。</text:span></text:p>
      <text:p text:style-name="P3"><text:span text:style-name="T1">　　著名犹太民歌手阿龙·拉泽尔也赶到这里，拉泽尔在定居者心中的地位不亚于鲍勃·迪伦（格莱美终身成就奖得主）。“我只想和他们在一起。”拉泽尔说。</text:span></text:p>
      <text:p text:style-name="P3"><text:span text:style-name="T1">　　但是，连最坚决的抗议者也知道，他们在加沙地带没有多少时间了。</text:span></text:p>
      <text:p text:style-name="P3"><text:span text:style-name="T1">　　乌迪一家4口一个月前赶来加沙地带，乌迪发誓要继续去西岸定居点抗议。“我们在这里已经挡不住他们（军队和警察）了。”他说。</text:span></text:p>
      <text:p text:style-name="P3"><text:span text:style-name="T1">　　当年被赶出加沙</text:span></text:p>
      <text:p text:style-name="P3"><text:span text:style-name="T1">　　看到以色列定居者离开家园时泪流满面，巴勒斯坦人心中竟也有一丝感伤。他们回想起自己半个多世纪前的苦难。</text:span></text:p>
      <text:p text:style-name="P3"><text:span text:style-name="T1">　　“作为巴勒斯坦人，我希望他们马上撤离。但作为活生生的人，我知道，放弃家业、离开家园不容易。”加沙城爱资哈尔大学政治学家姆哈伊玛尔·阿布·萨达说。萨达一家在1948年成为难民。</text:span></text:p>
      <text:p text:style-name="P3"><text:span text:style-name="T1">　　“让他们也尝尝苦头，”老人阿莫娜·阿克珊说，“我不会同情他们。他们也从来没同情过我们。”</text:span></text:p>
      <text:p text:style-name="P3"><text:span text:style-name="T1">　　与以色列定居者不同，当年那些巴勒斯坦人离开加沙时，没能带走任何财产，也没人给他们任何赔偿。</text:span></text:p>
      <text:p text:style-name="P3"><text:span text:style-name="T1">　　“他们是侵略者”</text:span></text:p>
      <text:p text:style-name="P3"><text:span text:style-name="T1">　　与阿克珊家一墙之隔的阿拉杰一家人也在谈论以色列人的撤离。</text:span></text:p>
      <text:p text:style-name="P3"><text:span text:style-name="T1">　　“也许我不应该提，”苏海勒·阿布·阿拉杰说，“我在电视里看到一名定居者哭泣。但那些50多年都四处流浪的（巴勒斯坦）难民呢？他们才是受害者，我们才是受害者。”</text:span></text:p>
      <text:p text:style-name="P3"><text:span text:style-name="T1">　　说到这，他的哥哥打断了他，“他们（犹太定居者）不是受害者，他们是侵略者。”</text:span></text:p>
      <text:p text:style-name="P3"><text:span text:style-name="T1">　　巴勒斯坦民族权力机构主席马哈茂德·阿巴斯的女顾问迪亚娜·布图说，以色列政府利用了那些定居者。但她也说，当初“并不是没人告诉那些定居者，他们将住在抢来的土地上。”布图的亲属在1948年战争后成为难民。</text:span></text:p>
      <text:p text:style-name="P3"><text:span text:style-name="T1">　　阿巴斯：</text:span></text:p>
      <text:p text:style-name="P3"><text:span text:style-name="T1">　　化解巴以冲突撤离是第一步</text:span></text:p>
      <text:p text:style-name="P3"><text:span text:style-name="T1">　　据新华社报道巴勒斯坦民族权力机构主席马哈茂德·阿巴斯近期在美国《华尔街日报》发表文章，认为以色列人撤离加沙是化解与巴勒斯坦人冲突的第一步。</text:span></text:p>
      <text:p text:style-name="P3"><text:span text:style-name="T1">　　这篇文章题为《给阿里埃勒·沙龙的信息：让我的人民获得自由》，其内容摘要如下：</text:span></text:p>
      <text:p text:style-name="P3"><text:span text:style-name="T1">　　全世界的注意力都集中于以色列单方面撤离加沙地带。巴勒斯坦人对这一行动不抱幻想。它不是和平姿态，而是为了转移人们对以色列在约旦河西岸扩大定居点的注意。以色列正大肆宣传从加沙撤走7300名定居者，而另外3万名定居者的家园却正在西岸建设。</text:span></text:p>
      <text:p text:style-name="P3"><text:span text:style-name="T1">　　以色列军队已明确表示，它打算在加沙随意行动。生活在镇压性占领之下，130万加沙巴勒斯坦人不会由于以色列撤离而获得自由。</text:span></text:p>
      <text:p text:style-name="P3"><text:span text:style-name="T1">　　如果要挽救巴以冲突解决方案，以色列撤离加沙必须被视为第一步，随后必须在西岸采取其他步骤并恢复和平会谈，达成一项永久和平协议。</text:span></text:p>
      <text:p text:style-name="P3"><text:span text:style-name="T1">　　时间是中东和平的最大</text:span><text:span text:style-name="T4">敌</text:span><text:span text:style-name="T1">人。达成临时协议和部分协议的时机已经过去。以色列采取单边行动时单纯控制冲突还不够。以色列人和巴勒斯坦人现在有机会做到这一点———永久结束悲剧性冲突。</text:span></text:p>
      <text:p text:style-name="P3"><text:span text:style-name="T1">作者：耿学鹏（新华社）</text:span></text:p>
      <text:p text:style-name="P1"><text:span text:style-name="T1">选择 | 2005.08.24 12:04 | </text:span><text:span text:style-name="T2">#</text:span></text:p>
      <text:p text:style-name="P2"><text:span text:style-name="T1">大家好,让我们看看一位中国大陆记者在巴勒斯坦的回忆录..</text:span><text:span text:style-name="T3"><text:line-break/></text:span><text:span text:style-name="T1">===</text:span><text:span text:style-name="T3"><text:line-break/></text:span><text:span text:style-name="T1">离上帝最近：女记者的中东故事</text:span></text:p>
      <text:p text:style-name="P2"><text:span text:style-name="T1">中东，这片世界上最敏感的土地，不仅是兵家必争之地，也是国际媒体竞逐的赛场。生命与信仰在这里遭遇了血与火的洗礼，传媒的操守与素养在这里面临最严峻的考验。</text:span><text:span text:style-name="T3"><text:line-break/></text:span><text:span text:style-name="T1">　　周轶君驻守在最敏感的国度。她踩踏过炸弹爆炸现场，踩踏过以色列导弹袭击后的血迹，她曾目睹各种战争场面，她出色的新闻触觉为读者们带来了文字和照片画面的双重报道，读者们也会从这种双重感受中，体会出战争是多么残酷的事实。</text:span></text:p>
      <text:p text:style-name="P2"><text:span text:style-name="T1">http://book.sina.com.cn/nzt/soc/lishangdizuijin/index.shtml</text:span></text:p>
      <text:p text:style-name="P1"><text:span text:style-name="T1">陳真 | 2005.08.19 15:32 | </text:span><text:span text:style-name="T2">#</text:span></text:p>
      <text:p text:style-name="P3"><text:span text:style-name="T1">最近我只要說以巴之間 "和平露出曙光" 就會挨學姐罵,說我不懂就不要亂說話,可是,撤出迦薩不是好事嗎? 這不叫和平露出曙光嗎?</text:span></text:p>
      <text:p text:style-name="P3"><text:span text:style-name="T1">陳真</text:span></text:p>
      <text:p text:style-name="P3"><text:span text:style-name="T1">===========</text:span><text:span text:style-name="T3"><text:line-break/></text:span><text:span text:style-name="T1">中廣新聞網 2005 / 08 / 19</text:span><text:span text:style-name="T3"><text:line-break/><text:line-break/><text:line-break/></text:span><text:span text:style-name="T1">安南盛讚加薩撤離行動 籲以巴民眾要高度自制</text:span></text:p>
      <text:p text:style-name="P3"><text:span text:style-name="T1">以色列軍隊幾乎已經把加薩屯墾區，尤其是抵抗最激烈的「內費狄卡林」區域裡的絕大部份屯墾民眾，清出屯墾區了；而聯合國祕書長「安南」，則是盛讚以色列總理「夏隆」，能夠不畏重重壓力，堅持完成加薩撤離行動；並且呼籲這個區域內的以色列與巴勒斯坦民眾，要自我克制，不要再生事端。</text:span></text:p>
      <text:p text:style-name="P3"><text:span text:style-name="T1">安南的發言人表示，安南認為，加薩的撤離行動，已經為中東和平，邁出了重要的一步；他並希望以色列與巴勒斯坦雙方的領導人，為了更長遠的利益，必須要做出一些犧牲，這需要勇氣、寬廣的心胸，以及卓越的領導力。正是由於如此，安南對以色列總理「夏隆」，能在重重壓力，甚至有生命受到威脅的壓力下，都堅持要進行加薩地帶，以及約旦河西岸部份地區的撤離行動，表示高度的欽佩與敬意。</text:span><text:span text:style-name="T3"><text:line-break/></text:span></text:p>
      <text:p text:style-name="P1"><text:span text:style-name="T1">陳良哲 | 2005.08.18 00:15 | </text:span><text:span text:style-name="T2">#</text:span></text:p>
      <text:p text:style-name="P2"><text:span text:style-name="T1">巴格達早晨尖峰時段發生三起汽車炸彈攻擊,至少26死35傷</text:span><text:span text:style-name="T3"><text:line-break/></text:span><text:span text:style-name="T1">2005 / 08 / 17 (星期三)</text:span><text:span text:style-name="T3"><text:line-break/></text:span><text:span text:style-name="T1">【路透社 】</text:span><text:span text:style-name="T3"><text:line-break/><text:line-break/></text:span><text:span text:style-name="T1">路透巴格達(新聞、網站)電---警方說，伊拉克(新聞、網站)首都巴格達週三早上尖峰時段發生三起針對一個巴士站的汽車炸彈攻擊。據附近一所醫院的消息人士說，至少有26人死亡、35人受傷。</text:span></text:p>
      <text:p text:style-name="P2"><text:span text:style-name="T1">他說，這些是送往爆炸現場附近金迪(Kindi)醫院的人數。其他受害者可能送往別處。稍早警方質疑稍早由內政部消息人士所提供，稱25人死亡、38人受傷的數字。</text:span></text:p>
      <text:p text:style-name="P2"><text:span text:style-name="T1">早上八點前不久，兩枚炸彈在幾分鐘內先後於繁忙的Nahda巴士站爆炸。不久，第三枚汽車炸彈也在附近爆炸，其爆炸地點接近金迪醫院，部份傷者立即被帶往該處。</text:span></text:p>
      <text:p text:style-name="P2"><text:span text:style-name="T1">爆炸發生後，城裡立刻竄起濃煙。一名路透記者目睹數輛巴士與汽車起火燃燒，另有兩具屍體橫陳路邊。</text:span></text:p>
      <text:p text:style-name="P2"><text:span text:style-name="T1">過去約一週來，巴格達的攻擊事件稍歇。不同宗教派別與種族族群的領袖正就新憲法進行協商。這些攻擊事件可能是反對新政府的遜尼派阿拉伯叛軍所傳達的訊息。(完)</text:span></text:p>
      <text:p text:style-name="P2"><text:span text:style-name="T1">--編譯 柯安琪;審校 楊幼蘭</text:span><text:span text:style-name="T3"><text:line-break/></text:span></text:p>
      <text:p text:style-name="P1"><text:span text:style-name="T1">陳良哲 | 2005.08.18 00:13 | </text:span><text:span text:style-name="T2">#</text:span></text:p>
      <text:p text:style-name="P3"><text:span text:style-name="T1">誤殺案　英警被爆料為脫罪說謊</text:span></text:p>
      <text:p text:style-name="P3"><text:span text:style-name="T1">2005 / 08 / 17 (星期三)</text:span><text:span text:style-name="T3"><text:line-break/></text:span><text:span text:style-name="T1">誤殺案　英警被爆料為脫罪說謊</text:span><text:span text:style-name="T3"><text:line-break/><text:line-break/></text:span><text:span text:style-name="T1">【TVBS新聞 】</text:span><text:span text:style-name="T3"><text:line-break/><text:line-break/></text:span><text:span text:style-name="T1">英國警方日前在偵辦倫敦爆炸案時，誤殺一名巴西男子，雖然警方提出死者帶背包，穿厚大衣形跡可疑的說法。不過英國媒體取得現場照片，發現死者穿著和警方所說完全不同，媒體也爆料，警方調查報告，註明了對身分不確定的可疑人士做出格殺勿論的決定。員警誠信和判斷力，面臨民意考驗。</text:span></text:p>
      <text:p text:style-name="P3"><text:span text:style-name="T1">巴西男子「梅尼茲」在倫敦遭到員警誤殺事件，原以為已經告一段落，現在又因為一張照片和一本報告書，讓英國警方再度陷入民意的考驗。</text:span></text:p>
      <text:p text:style-name="P3"><text:span text:style-name="T1">7月22號早上9點半「梅尼茲」出門準備上班，接獲跟監指示的英國警方謹守格殺勿論原則，一路跟隨他到「史托克威爾」地鐵站。</text:span></text:p>
      <text:p text:style-name="P3"><text:span text:style-name="T1">英國警方在事件後提出的報告書指出，梅尼茲並不知道自己被跟蹤，他走進地鐵站，拿了一份免費報紙，搭乘手扶梯到月台，再以小跑步的方式進入車廂，這一跑，讓警方以為梅尼茲「作賊心虛」。</text:span></text:p>
      <text:p text:style-name="P3"><text:span text:style-name="T1">梅尼茲進入車廂後，左看又看，選了一個面對月台的位子坐下，這時候，賀槍實彈的員警上前把他撲倒在地，報告書上描述，警方大喊我是警察後，梅尼茲立即站起來表示服從，警方把他的雙手反綁，推倒在位子上，巨大的槍響發生後，梅尼茲就倒下。</text:span></text:p>
      <text:p text:style-name="P3"><text:span text:style-name="T1">根據英國iTV公布的現場照片，倒臥在血泊中的梅尼茲，身穿簡單T-Shirt，並不是員警指稱的厚重大衣，他的身上也沒有警方所說背著所謂的可疑背包，警方說當時開了5槍，跟現場留有7發子彈不符合。</text:span></text:p>
      <text:p text:style-name="P3"><text:span text:style-name="T1">照片會說話，媒體鍥而不捨的追查，似乎證實了英國警方為推卸責任而撒謊，員警執法的判斷和誠信面臨嚴格考驗。</text:span><text:span text:style-name="T3"><text:line-break/></text:span></text:p>
      <text:p text:style-name="P1"><text:span text:style-name="T1">鑑慧 | 2005.08.16 07:14 | </text:span><text:span text:style-name="T2">#</text:span></text:p>
      <text:p text:style-name="P2"><text:span text:style-name="T1">的確很幽默. 我一看再看!</text:span></text:p>
      <text:p text:style-name="P1"><text:span text:style-name="T1">怡靜 | 2005.08.10 12:10 | </text:span><text:span text:style-name="T2">#</text:span></text:p>
      <text:p text:style-name="P3"><text:span text:style-name="T1">Banksy，一位神秘的英國街頭塗鴉家，這次他跑到</text:span><text:a xlink:type="simple" xlink:href="http://www.banksy.co.uk/news/index.html"><text:span text:style-name="T2">巴勒斯坦</text:span></text:a><text:span text:style-name="T1">。</text:span></text:p>
      <text:p text:style-name="P3"><text:span text:style-name="T1">他個人的官方網站上還有其他有趣的作品，值得一看。</text:span><text:span text:style-name="T3"><text:line-break/></text:span><text:span text:style-name="T1">底下是Banksy和老人的對話：</text:span></text:p>
      <text:p text:style-name="P3"><text:span text:style-name="T1">Old man: You paint the wall, you make it look beautiful.</text:span></text:p>
      <text:p text:style-name="P3"><text:span text:style-name="T1">me:Thanks</text:span></text:p>
      <text:p text:style-name="P3"><text:span text:style-name="T1">Old man:We don't want it to be beautiful, we hate this wall, go home.</text:span></text:p>
      <text:p text:style-name="P1"><text:span text:style-name="T1">陳真 | 2005.08.08 01:44 | </text:span><text:span text:style-name="T2">#</text:span></text:p>
      <text:p text:style-name="P2"><text:span text:style-name="T1">同學，謝謝你的留言。我最近常在想，在中國，反戰是不是很難，甚至不可能？因為中國過去飽受帝國主義摧殘與侵略，許多歷史恩怨還在；他並且學到一種教訓：「唯有我武力強大，列強才會收斂侵略野心。」</text:span></text:p>
      <text:p text:style-name="P2"><text:span text:style-name="T1">每次看阿富汗和伊拉克慘狀，常會想起過去百年的中國也是這樣，列強侵略無日無之，任意糟蹋，任意殺害，為所欲為。今天如果不是因為中國武力強大，我敢說美軍英軍日軍俄軍德軍法軍早就找個有關「人權」或「民主」的藉口，大舉入侵，「拯救」中國人民，給他們「民主」，給他們「繁榮」，就像目前的伊拉克和阿富汗那樣。</text:span></text:p>
      <text:p text:style-name="P2"><text:span text:style-name="T1">Chomsky 常提起這一點，他當然不是鼓吹發展軍備，而是說，如果世人不能有效反對美國那樣一種侵略，將帶給人們一個教訓，那就是：「唯有我武力強大，列強才會收斂侵略野心。」</text:span></text:p>
      <text:p text:style-name="P2"><text:span text:style-name="T1">做為一個飽受列強凌虐百年的可憐國家，中國似乎很難相信武力不是解決問題的方法。最近看很多對日抗戰的紀錄片，看日本人那種殺人無度，姦殺擄掠樣樣來，甚至把小嬰兒拋向空中，底下拿著刺刀等著，讓嬰兒落下時，刺刀穿肚而過，以資取樂；各式各樣毫無人性的虐殺。</text:span></text:p>
      <text:p text:style-name="P2"><text:span text:style-name="T1">千百萬中國人民起來抗敵，身家性命全不顧。我常在想，在那種情況下，我有可能還高喊非暴力嗎？我要怎麼讓人們相信我的非暴力才是長治久安之道，而不是一種懦弱的藉口？在那當下，搞不好連我自己也不信。</text:span></text:p>
      <text:p text:style-name="P2"><text:span text:style-name="T1">跟日本侵略中國比起來，我所見過的國民黨所謂威權統治或白色恐怖，實在就像一比一萬那般距離，太小兒科了，連比都不能比。但儘管如此，在那白色恐怖的年代，有幾個嚴肅的反對者腦袋裏不曾想過暴力，不曾對汽油彈的製作方法感興趣？</text:span></text:p>
      <text:p text:style-name="P2"><text:span text:style-name="T1">我不是要鼓吹以暴制暴，更不是贊成發展軍備，我只是想說，「反戰」這東西是有其歷史條件的；不同歷史時空，就有不同心路歷程。暴力是人性的一部份，就好像恐懼也是人性的一部份一樣。就算甘地也不是一開始就是個非暴力人士。出於宗教理由，甘地的媽媽要求他到英國留學絕不可吃肉，甘地在母親面前發了誓，但後來卻一度沒有遵守誓言，因為朋友跟他說，我們若想打倒英國帝國主義，就該吃肉，身體才會強壯，揍起人來才會痛。甘地於是就吃了肉，但後來很快就後悔了。</text:span></text:p>
      <text:p text:style-name="P2"><text:span text:style-name="T1">我並不覺得我已成為一個非暴力人士，我對反戰、和平等等，仍然心志動搖，充滿疑惑，不知道什麼才是真正的「善」。功利主義者（utilitarianism）會說，這要看情況；康德信徒或許會說，這不需看情況，這是道德無上指令。而我自己該怎麼盤算，其實仍然說不準。</text:span></text:p>
      <text:p text:style-name="P2"><text:span text:style-name="T1">歐盟許多人說，應該解除對中國的武器禁運。這禁運始自六四事件後的一種由美國所主導的抵制。我一聽說要解禁，表面上當然反對，但心裏其實仍然有個問號。要禁應該禁美國、禁以色列才對，禁完這些恐怖流氓國家再來禁中國也不遲，怎能單單禁中國？再說，中國強大，美國才會收斂他的各地侵略行徑不是嗎？很多人這麼說，有無道理，其實我也不知道。</text:span></text:p>
      <text:p text:style-name="P2"><text:span text:style-name="T1">但是，話說回來，如果你要如此盤算，那麼就沒有所謂反戰了。因為，別人照樣可以舉出各種藉口或理由，說他之侵略或擴張軍備是為了防止更大的罪惡等等。</text:span></text:p>
      <text:p text:style-name="P2"><text:span text:style-name="T1">最近世界各地都在紀念廣島原爆六十周年，我們也捐了一筆錢，跟大家一起在英國《衛報》和《獨立報》上合買了一整版的廣告，反對核武。今天（八月七號）晚上八點半，劍橋還有個放水燈的活動。講起核武，我看一般人肯定都不會贊成。可是，當你翻開六十年前英國舊報紙，人們卻為此歡呼，標題寫著：「廣島蒸發了！」「消失於一團火球之中！」大力歌頌人類的「天才」與「偉大科學貢獻」。</text:span></text:p>
      <text:p text:style-name="P2"><text:span text:style-name="T1">六十年後的今天，兩個參加廣島原爆徵文比賽得獎的小學女生，在日本紀念會上代表致詞，她們說，想到廣島，就是想到人類對於彼此的責任；想到廣島，就是想到和平，想到廣島，就是想到克服人性邪惡的一部份，想到廣島，就是想到無辜的小孩，想到廣島，就是…。</text:span></text:p>
      <text:p text:style-name="P2"><text:span text:style-name="T1">這兩個小女生，言真詞切，聲音清脆洪亮，無懼地站在講台前，對著五萬群眾演說。我在電視上看到這一幕，心裏很感動，鏡頭中，出現禎子捧著紙鶴飛翔的雕像，彷彿剎那間我對和平的懷疑主義終於消失了。</text:span></text:p>
      <text:p text:style-name="P2"><text:span text:style-name="T1">但是，馬上一轉台，看到列強肆無忌憚的殺人和侵略，我的暴力念頭又會湧上心頭。也許人就是這樣，我們心裏渴望著善，渴望著愛，但當我們面對邪惡時，這些善念就會起動搖。我們對上帝灑下無數諾言，但事實上，我們的諾言卻如此徬徨而容易動搖。</text:span></text:p>
      <text:p text:style-name="P2"><text:span text:style-name="T1">就像地震一樣，我甚至一天可以動搖五十次。早上六點，我是個「虔誠」的和平主義者，七點我就變了，還好七點半又變回來，也許因為我剛好感受到窗外飄來一陣微風，陽光從雲端露臉。可是好景不常，到了七點五十，什麼？！美軍又打死了多少人，它媽的氣死我了，我要當恐怖份子，我要報仇！八點十五分，轟然一響，所有時鐘停留在這一刻，我似乎終於真正醒過來，或者說，終於真正沉睡到一個千年舊夢裏，就像永遠不變的 2046 那樣，在夢裏，我想到禎子，想到若雪，想到我媽教我唱的歌，想到她跟我說的一些故事。</text:span></text:p>
      <text:p text:style-name="P2"><text:span text:style-name="T1">陳真 2005. 8. 7.</text:span><text:span text:style-name="T3"><text:line-break/></text:span></text:p>
      <text:p text:style-name="P1"><text:a xlink:type="simple" xlink:href="http://palinfo.habago.org/mt-comments.cgi?__mode=red&amp;id=718"><text:span text:style-name="T2">严德华</text:span></text:a><text:span text:style-name="T1"> | 2005.08.06 21:13 | </text:span><text:span text:style-name="T2">#</text:span></text:p>
      <text:p text:style-name="P3"><text:span text:style-name="T1">我反对战争，我想加入和平维护者的队伍，但我现在是一名中国的高中学生，可我会记住我的使命：为维护和平而努力奋斗</text:span><text:span text:style-name="T3"><text:line-break/></text:span><text:span text:style-name="T1">我会努力学习，改掉不好的习惯，我想在未来用我的实际行动去为世界的和平而奋斗。我希望有更多与我一样想法的朋友互相支持鼓励，让我们的生命有价值。如果你有共同的想法，可以联系我：dehua8@126.com</text:span></text:p>
      <text:p text:style-name="P1"><text:span text:style-name="T1">怡靜 | 2005.08.06 05:49 | </text:span><text:span text:style-name="T2">#</text:span></text:p>
      <text:p text:style-name="P2"><text:span text:style-name="T1">廣島核爆60週年</text:span></text:p>
      <text:p text:style-name="P2"><text:span text:style-name="T1">法國攝影師</text:span><text:a xlink:type="simple" xlink:href="http://www.rancinan.com/"><text:span text:style-name="T2">Gérard Rancinan</text:span></text:a><text:span text:style-name="T1">於2005年拍下了70位"hibakusha"(被爆者)的肖像。</text:span><text:span text:style-name="T3"><text:line-break/></text:span><text:a xlink:type="simple" xlink:href="http://download.rancinan.com/hiroshima/"><text:span text:style-name="T2">"Hiroshima, And then there was light…"</text:span></text:a><text:span text:style-name="T3"><text:line-break/></text:span><text:span text:style-name="T1">60th anniversary of the first atomic bomb dropped on a human target</text:span></text:p>
      <text:p text:style-name="P1"><text:span text:style-name="T1">睡觉的番薯 | 2005.08.03 19:35 | </text:span><text:span text:style-name="T2">#</text:span></text:p>
      <text:p text:style-name="P3"><text:span text:style-name="T1">布莱尔美容与肯尼亚夫妇煮食亲子{转贴}</text:span></text:p>
      <text:p text:style-name="P3"><text:span text:style-name="T1">吴酩</text:span></text:p>
      <text:p text:style-name="P3"><text:span text:style-name="T1">　　大千世界是多姿多彩的，网络又为人们领略世界的多姿多彩提供了越来越便捷的途径。《首相爱美也疯狂！布莱尔美容费比英妇女平均水平高》、《“肥胖症”在发展中国家蔓延，全球超重者10亿》、《美国冒险富翁惊人新计划：将驾滑翔机飞3万米高空》、《日本女性的平均寿命连续20年位列世界榜首》……随意浏览一个网页上的这些标题，一缕高居云端俯视尘世的惬意不觉油然而生。</text:span></text:p>
      <text:p text:style-name="P3"><text:span text:style-name="T1">　　每一个标题的后面，都排列着一串串诱人阅读的文字；每一个话题，又都引发出各种各样的反响。首相公费“装修”个人的颜面，招来了英国舆论的一片“炮声”，有的媒体甚至给布莱尔起了个“唇膏首相”的绰号；五花八门的减肥药品、器械的经营者们，近则为报道的巨大广告效应而兴奋，</text:span><text:span text:style-name="T4">远</text:span><text:span text:style-name="T1">则为“10亿超重者”造就的巨大市场潜力而欢欣；那些挖空心思寻求刺激的富豪们，笃定在暗暗较劲，筹划着如何创造“玩儿命”的新纪录；一心希冀延年益寿的富裕群体，则更加迫切地要求从饮食结构等诸方面尽早向日本看齐……</text:span></text:p>
      <text:p text:style-name="P3"><text:span text:style-name="T1">　　然而，就在这一派五彩缤纷的后面，一个血腥的标题闯进了眼帘：《肯尼亚夫妇极度饥饿</text:span><text:span text:style-name="T4">杀</text:span><text:span text:style-name="T1">死严重残疾的儿子充饥》！而后的文字，更是令人一句一心惊。报道说，就在7月22日，非洲国家肯尼亚塔纳胡地区的波特尼村发生了一起令人发指的人间惨剧：由于旷日持久的严重饥荒，一对不堪忍受饥饿的夫妻竟</text:span><text:span text:style-name="T4">杀</text:span><text:span text:style-name="T1">死了亲生儿子，煮食充饥！警方接报赶到现场时，看到的是瓦罐里剩的一堆白森森的人骨，上面还带着零星血丝。而这对夫妻坦然承认，是他们</text:span><text:span text:style-name="T4">杀</text:span><text:span text:style-name="T1">死了亲生儿子，然后将尸体大卸八块，煮熟后吃掉。不过，他们一再辩解说自己并非蛇蝎心肠，实在是因为极度饥饿，精神几近崩溃，才在万般无奈之下，把目光投向了同样在饥饿中挣扎的严重残疾的儿子；并不约而同地萌生了一个念头：与其让儿子痛苦地活着，还不如让他早点儿“解脱”。</text:span></text:p>
      <text:p text:style-name="P3"><text:span text:style-name="T1">　　血淋淋的事实，血淋淋的文字！令人不忍卒读，又不能不认真读完。真不愿相信这是事实，但又没人说这是一篇失实的报道。</text:span></text:p>
      <text:p text:style-name="P3"><text:span text:style-name="T1">　　常言道：“虎毒不食子。”但是这对夫妇竟比老虎还残忍，做出了违背伦常、禽兽不如的事情！这是为什么？为什么？！答案其实在报道中已经有了：因为极端贫困，因为极度饥饿！是生不如死的境遇，把他们逼得人性泯灭、丧失理智、陷于疯狂！而在非洲，在中东，在世界许多地方，处于这种困境的人并非“极少数”。仅肯尼亚，全国就有近一半的人每天平均生活费不足1美元，首都内罗毕70％的人口生活在贫民窟中；农村就更加悲惨，发生人伦惨剧的塔纳胡地区，至少有15万人属于饥民。</text:span></text:p>
      <text:p text:style-name="P3"><text:span text:style-name="T1">　　在经济全球化的同时，世界性的贫富两极分化也更加严重了。这已是不争之事实。尽管许多人不愿把越来越频繁的自</text:span><text:span text:style-name="T4">杀</text:span><text:span text:style-name="T1">式恐怖袭击与这种日趋严重的两极分化挂起钩来，但是请不要忘记，早就有先哲明确指出，一切社会冲突的终极原因都在于经济。</text:span></text:p>
      <text:p text:style-name="P3"><text:span text:style-name="T1">　　英国首相可以花费巨额公帑使自己“容光焕发”，肯尼亚夫妇却因饿疯了而煮食亲子。相信谁也不会简单地把这种“对立”归结为伦敦恐怖爆炸案的直接诱因。但是，相信不少人会对这两道反差异常强烈的色彩感到震撼，进而深思。</text:span></text:p>
      <text:p text:style-name="P3"><text:span text:style-name="T1">　　世界是多姿多彩的，有的令人赏心悦目，但也还有不少刺眼的光束让人心痛、心悸和心忧。长久处于绝境中的人们，必定会有显示绝望的非常举动，而这类举动绝不仅是煮食亲子。</text:span></text:p>
      <text:p text:style-name="P3"><text:span text:style-name="T1">　　《人民日报》 (2005年07月29日 第七版)</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